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="Arrow" draw:marker-start-width="0.352cm" draw:marker-end="" draw:marker-end-width="0.352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352cm" draw:marker-end-width="0.352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draw:marker-start-width="0.352cm" draw:marker-end="Arrow" draw:marker-end-width="0.352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draw:marker-start="" draw:marker-start-width="0.352cm" draw:marker-end="" draw:marker-end-width="0.352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marker-end="Arrow" draw:fill="none" draw:textarea-vertical-align="middle"/>
    </style:style>
    <style:style style:name="gr6" style:family="graphic" style:parent-style-name="standard">
      <style:graphic-properties svg:stroke-width="0.102cm" svg:stroke-color="#80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objectwithoutfill">
      <style:graphic-properties draw:stroke="dash" draw:stroke-dash="Dashed_20__28_var_29_"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cm" draw:marker-start-width="0.2cm" draw:marker-end="Arrowheads_20_1" draw:marker-end-width="0.2cm" draw:fill="none" draw:textarea-vertical-align="middle" fo:padding-top="0.125cm" fo:padding-bottom="0.125cm" fo:padding-left="0.25cm" fo:padding-right="0.25cm"/>
    </style:style>
    <style:style style:name="gr10" style:family="graphic" style:parent-style-name="standard">
      <style:graphic-properties draw:stroke="none" svg:stroke-width="0.035cm" draw:stroke-linejoin="miter" draw:fill="solid" draw:fill-color="#ffffff"/>
    </style:style>
    <style:style style:name="gr11" style:family="graphic" style:parent-style-name="standard">
      <style:graphic-properties draw:stroke="none" svg:stroke-width="0.035cm" draw:stroke-linejoin="miter" draw:fill="solid" draw:fill-color="#000000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cm" svg:y1="0.492cm" svg:x2="1cm" svg:y2="7.223cm">
          <text:p/>
        </draw:line>
        <draw:line draw:style-name="gr1" draw:text-style-name="P1" draw:layer="layout" svg:x1="6.845cm" svg:y1="7.223cm" svg:x2="1cm" svg:y2="7.223cm">
          <text:p/>
        </draw:line>
        <draw:line draw:style-name="gr2" draw:text-style-name="P1" draw:layer="layout" svg:x1="4.011cm" svg:y1="7.223cm" svg:x2="4.011cm" svg:y2="2.795cm">
          <text:p/>
        </draw:line>
        <draw:line draw:style-name="gr3" draw:text-style-name="P1" draw:layer="layout" svg:x1="1cm" svg:y1="7.223cm" svg:x2="2.016cm" svg:y2="0.365cm">
          <text:p/>
        </draw:line>
        <draw:line draw:style-name="gr4" draw:text-style-name="P1" draw:layer="layout" svg:x1="1cm" svg:y1="1.508cm" svg:x2="6.334cm" svg:y2="7.223cm">
          <text:p/>
        </draw:line>
        <draw:path draw:style-name="gr5" draw:text-style-name="P1" draw:layer="layout" svg:width="1.523cm" svg:height="1.523cm" draw:transform="rotate (-1.5707963267949) translate (6.334cm 3.934cm)" svg:viewBox="0 0 1524 1524" svg:d="M0 0c1218 0 1524 1524 1524 1524">
          <text:p/>
        </draw:path>
        <draw:custom-shape draw:style-name="gr6" draw:text-style-name="P1" draw:layer="layout" svg:width="0.508cm" svg:height="0.508cm" svg:x="1.889cm" svg:y="2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2.143cm" svg:y1="2.778cm" svg:x2="1cm" svg:y2="2.778cm">
          <text:p/>
        </draw:line>
        <draw:line draw:style-name="gr2" draw:text-style-name="P1" draw:layer="layout" svg:x1="1cm" svg:y1="2.778cm" svg:x2="4.011cm" svg:y2="2.795cm">
          <text:p/>
        </draw:line>
        <draw:path draw:style-name="gr5" draw:text-style-name="P1" draw:layer="layout" svg:width="1.139cm" svg:height="0.153cm" draw:transform="rotate (-2.89654842660979) translate (3.159cm 1.267cm)" svg:viewBox="0 0 1140 154" svg:d="M0 0c524 0 1140 154 1140 154">
          <text:p/>
        </draw:path>
        <draw:path draw:style-name="gr8" draw:text-style-name="P1" draw:layer="layout" svg:width="1.037cm" svg:height="0.436cm" draw:transform="rotate (1.5707963267949) translate (4.90914659685864cm 7.247cm)" svg:viewBox="0 0 1038 437" svg:d="M0 0c649 0 1038 437 1038 437">
          <text:p/>
        </draw:path>
        <draw:path draw:style-name="gr9" draw:text-style-name="P1" draw:layer="layout" svg:width="1.166cm" svg:height="0.448cm" draw:transform="rotate (-2.35619449019235) translate (6.207cm 6.347cm)" svg:viewBox="0 0 1167 449" svg:d="M0 0c718 0 1167 449 1167 449">
          <text:p/>
        </draw:path>
        <draw:g>
          <svg:title>TexMaths</svg:title>
          <svg:desc>14§display§\beta \delta§svg§600§FALSE</svg:desc>
          <draw:polygon draw:style-name="gr10" draw:layer="layout" svg:width="0.539cm" svg:height="0.436cm" svg:x="0.365cm" svg:y="2.394cm" svg:viewBox="0 0 540 437" draw:points="270,437 0,437 0,0 540,0 540,437">
            <text:p/>
          </draw:polygon>
          <draw:path draw:style-name="gr11" draw:layer="layout" svg:width="0.269cm" svg:height="0.443cm" svg:x="0.38cm" svg:y="2.387cm" svg:viewBox="0 0 270 444" svg:d="M270 67c0-36-28-67-67-67-30 0-44 8-60 21-28 20-55 67-65 105l-78 314c0 1 1 4 6 4 4 0 5 0 7-1l33-138c10 30 32 48 67 48 37 0 74-17 95-38 24-24 41-54 41-91 0-36-18-61-36-74 28-15 57-46 57-83zM180 150c-7 3-11 3-23 3-7 0-17 1-23-2 2-5 20-4 25-4 10 0 14 0 21 3zM242 56c0 35-20 70-45 86-14-5-24-6-38-6-11 0-37 0-37 15-2 14 25 13 33 13 18 0 25 0 41-7 18 18 21 34 21 56 1 29-10 66-24 85-20 27-53 45-81 45-38 0-56-29-56-64 0-4 0-13 3-21l31-126c11-42 47-121 106-121 28 0 46 16 46 45z">
            <text:p/>
          </draw:path>
          <draw:path draw:style-name="gr11" draw:layer="layout" svg:width="0.202cm" svg:height="0.356cm" svg:x="0.688cm" svg:y="2.384cm" svg:viewBox="0 0 203 357" svg:d="M111 136c-63 14-111 78-111 139 0 47 32 82 78 82 58 0 100-77 100-145 0-45-20-70-37-93-18-21-47-59-47-80 0-11 10-24 26-24s25 7 35 14c11 6 21 13 28 13 13 0 20-13 20-20 0-11-9-12-25-16-27-6-34-6-41-6-39 0-57 21-57 50 0 27 15 55 31 86zM116 146c13 24 27 50 27 85 0 32-18 115-65 115-28 0-47-20-47-57 0-33 18-125 85-143z">
            <text:p/>
          </draw:path>
        </draw:g>
        <draw:g>
          <svg:title>TexMaths</svg:title>
          <svg:desc>14§display§f_2 = \beta f_1 + r§svg§600§FALSE</svg:desc>
          <draw:polygon draw:style-name="gr10" draw:layer="layout" svg:width="2.715cm" svg:height="0.435cm" svg:x="4.175cm" svg:y="3.352cm" svg:viewBox="0 0 2716 436" draw:points="1358,436 0,436 0,0 2716,0 2716,436">
            <text:p/>
          </draw:polygon>
          <draw:path draw:style-name="gr11" draw:layer="layout" svg:width="0.245cm" svg:height="0.448cm" svg:x="4.202cm" svg:y="3.345cm" svg:viewBox="0 0 246 449" svg:d="M155 151h42c10 0 16 0 16-11 0-4-6-4-14-4h-41l11-58c2-9 9-44 12-50 4-10 12-17 23-17 2 0 14 0 24 9-22 2-26 19-26 26 0 11 8 17 18 17 12 0 26-10 26-29 0-23-22-34-42-34-16 0-49 8-63 57-2 12-4 16-16 79h-34c-10 0-15 0-15 8 0 7 4 7 14 7h32l-37 194c-9 48-18 93-43 93-1 0-14 0-24-9 23-1 28-19 28-26 0-11-10-18-19-18-13 0-27 11-27 30 0 21 22 34 42 34 27 0 48-29 56-48 15-32 27-90 28-95z">
            <text:p/>
          </draw:path>
          <draw:path draw:style-name="gr11" draw:layer="layout" svg:width="0.153cm" svg:height="0.228cm" svg:x="4.437cm" svg:y="3.538cm" svg:viewBox="0 0 154 229" svg:d="M154 166h-13c0 9-4 28-8 33-3 1-29 1-35 1h-63c36-32 48-42 69-57 26-21 50-42 50-76 0-42-38-67-81-67-44 0-73 31-73 62 0 18 15 19 18 19 9 0 18-5 18-18 0-6-1-18-19-18 10-25 33-32 50-32 35 0 53 26 53 54 0 31-22 55-33 67l-84 83c-3 3-3 3-3 12h143z">
            <text:p/>
          </draw:path>
          <draw:path draw:style-name="gr11" draw:layer="layout" svg:width="0.328cm" svg:height="0.115cm" svg:x="4.799cm" svg:y="3.511cm" svg:viewBox="0 0 329 116" svg:d="M312 20c7 0 17 0 17-10s-10-10-17-10h-295c-7 0-17 0-17 10s10 10 17 10zM312 116c7 0 17 0 17-10 0-9-10-9-17-9h-295c-7 0-17 0-17 9 0 10 10 10 17 10z">
            <text:p/>
          </draw:path>
          <draw:path draw:style-name="gr11" draw:layer="layout" svg:width="0.269cm" svg:height="0.442cm" svg:x="5.305cm" svg:y="3.345cm" svg:viewBox="0 0 270 443" svg:d="M270 67c0-36-28-67-67-67-29 0-43 8-60 21-28 20-55 67-65 105l-78 313c0 2 1 4 6 4 4 0 5 0 7-1l33-137c10 29 32 47 67 47 37 0 75-16 97-37 22-24 39-55 39-91 0-37-18-62-36-74 28-16 57-46 57-83zM181 150c-7 2-12 2-24 2-7 0-17 2-23-1 2-6 20-4 26-4 9 0 14 0 21 3zM242 56c0 35-19 70-45 85-14-4-23-5-37-5-12 0-38 0-38 15-2 14 25 13 33 13 19 0 26 0 41-7 18 18 21 33 21 56 1 29-10 65-24 85-19 27-53 45-81 45-38 0-56-30-56-65 0-4 0-12 3-21l31-126c11-41 47-120 106-120 28 0 46 16 46 45z">
            <text:p/>
          </draw:path>
          <draw:path draw:style-name="gr11" draw:layer="layout" svg:width="0.245cm" svg:height="0.448cm" svg:x="5.62cm" svg:y="3.345cm" svg:viewBox="0 0 246 449" svg:d="M155 151h42c10 0 16 0 16-11 0-4-6-4-14-4h-41l11-58c2-9 9-44 12-50 4-10 12-17 23-17 2 0 14 0 24 9-22 2-26 19-26 26 0 11 8 17 18 17 12 0 26-10 26-29 0-23-22-34-42-34-16 0-49 8-63 57-2 12-4 16-16 79h-34c-10 0-15 0-15 8 0 7 4 7 14 7h32l-37 194c-9 48-18 93-43 93-1 0-14 0-24-9 23-1 28-19 28-26 0-11-10-18-19-18-13 0-27 11-27 30 0 21 22 34 42 34 27 0 48-29 56-48 15-32 27-90 28-95z">
            <text:p/>
          </draw:path>
          <draw:path draw:style-name="gr11" draw:layer="layout" svg:width="0.126cm" svg:height="0.228cm" svg:x="5.872cm" svg:y="3.538cm" svg:viewBox="0 0 127 229" svg:d="M78 10c0-10 0-10-9-10-23 22-55 22-69 22v13c8 0 31 0 50-10v176c0 12 0 16-35 16h-12v12c5 0 49-1 61-1s55 1 63 1v-12h-14c-35 0-35-4-35-16z">
            <text:p/>
          </draw:path>
          <draw:path draw:style-name="gr11" draw:layer="layout" svg:width="0.328cm" svg:height="0.328cm" svg:x="6.191cm" svg:y="3.405cm" svg:viewBox="0 0 329 329" svg:d="M175 175h137c7 0 17 0 17-10 0-11-10-11-17-11h-137v-137c0-7 0-17-10-17-11 0-11 10-11 17v137h-137c-7 0-17 0-17 11 0 10 10 10 17 10h137v137c0 7 0 17 11 17 10 0 10-10 10-17z">
            <text:p/>
          </draw:path>
          <draw:path draw:style-name="gr11" draw:layer="layout" svg:width="0.201cm" svg:height="0.223cm" svg:x="6.668cm" svg:y="3.475cm" svg:viewBox="0 0 202 224" svg:d="M29 189c-1 8-4 19-4 22 0 9 7 13 14 13 6 0 16-4 18-14 2-2 19-69 20-79 4-15 13-50 17-64 1-5 15-29 26-40 5-3 19-16 41-16 13 0 20 6 21 6-15 3-27 14-27 26 0 9 6 19 20 19 13 0 27-12 27-30 0-17-16-32-41-32-32 0-55 24-64 38-3-23-21-38-45-38-23 0-32 20-37 28-8 17-15 46-15 48 0 5 6 5 6 5 5 0 5 0 8-11 8-35 18-59 36-59 9 0 16 4 16 23 0 9-2 15-9 42z">
            <text:p/>
          </draw:path>
        </draw:g>
        <draw:g>
          <svg:title>TexMaths</svg:title>
          <svg:desc>14§display§\frac{1}{\beta}§svg§600§FALSE</svg:desc>
          <draw:polygon draw:style-name="gr10" draw:layer="layout" svg:width="0.304cm" svg:height="1.083cm" svg:x="6.207cm" svg:y="5.596cm" svg:viewBox="0 0 305 1084" draw:points="153,1084 0,1084 0,0 305,0 305,1084">
            <text:p/>
          </draw:polygon>
          <draw:path draw:style-name="gr11" draw:layer="layout" svg:width="0.163cm" svg:height="0.328cm" svg:x="6.28cm" svg:y="5.585cm" svg:viewBox="0 0 164 329" svg:d="M102 13c0-12 0-13-11-13-31 32-76 32-91 32v16c10 0 39 0 64-14v256c0 18-1 24-46 24h-15v15c18-1 60-1 81-1 20 0 63 0 80 1v-15h-16c-44 0-46-6-46-24z">
            <text:p/>
          </draw:path>
          <draw:polygon draw:style-name="gr11" draw:layer="layout" svg:width="0.304cm" svg:height="0.02cm" svg:x="6.207cm" svg:y="6.113cm" svg:viewBox="0 0 305 21" draw:points="153,21 0,21 0,0 305,0 305,21">
            <text:p/>
          </draw:polygon>
          <draw:path draw:style-name="gr11" draw:layer="layout" svg:width="0.269cm" svg:height="0.443cm" svg:x="6.222cm" svg:y="6.235cm" svg:viewBox="0 0 270 444" svg:d="M270 67c0-36-28-67-67-67-30 0-44 8-60 21-28 20-55 67-65 105l-78 314c0 1 1 4 6 4 4 0 5 0 7-2l33-137c10 30 32 48 67 48 37 0 74-17 95-38 24-24 41-55 41-91s-18-62-36-74c28-16 57-46 57-83zM180 150c-7 3-11 3-23 3-7 0-17 1-23-2 2-5 20-4 25-4 10 0 14 0 21 3zM242 56c0 35-20 70-45 85-14-4-24-5-38-5-11 0-37 0-37 15-2 14 25 13 33 13 18 0 25 0 41-7 18 18 21 33 21 56 1 29-10 66-24 85-20 27-53 45-81 45-38 0-56-29-56-64 0-5 0-13 3-21l31-126c11-42 47-121 106-121 28 0 46 16 46 45z">
            <text:p/>
          </draw:path>
        </draw:g>
        <draw:g>
          <svg:title>TexMaths</svg:title>
          <svg:desc>14§display§d§svg§600§FALSE</svg:desc>
          <draw:polygon draw:style-name="gr10" draw:layer="layout" svg:width="0.255cm" svg:height="0.341cm" svg:x="3.792cm" svg:y="7.364cm" svg:viewBox="0 0 256 342" draw:points="129,342 0,342 0,0 256,0 256,342">
            <text:p/>
          </draw:polygon>
          <draw:path draw:style-name="gr11" draw:layer="layout" svg:width="0.234cm" svg:height="0.348cm" svg:x="3.812cm" svg:y="7.363cm" svg:viewBox="0 0 235 349" svg:d="M235 6c0 0 0-6-6-6-8 0-54 4-63 6-4 0-7 2-7 9 0 6 5 6 12 6 23 0 25 3 25 8l-2 10-29 118c-10-20-24-32-46-32-57 0-119 73-119 144 0 46 27 80 66 80 10 0 35-3 64-38 4 21 21 38 45 38 18 0 29-11 36-28 9-17 16-48 16-49 0-4-5-4-6-4-6 0-6 1-7 8-8 32-18 62-38 62-14 0-15-13-15-23 0-12 1-15 3-23zM133 285c-3 8-3 9-10 18-22 26-42 35-56 35-25 0-32-27-32-46 0-26 15-86 28-108 15-30 36-48 57-48 32 0 38 41 38 43 0 3 0 6-1 9z">
            <text:p/>
          </draw:path>
        </draw:g>
        <draw:g>
          <svg:title>TexMaths</svg:title>
          <svg:desc>14§display§r§svg§600§FALSE</svg:desc>
          <draw:polygon draw:style-name="gr10" draw:layer="layout" svg:width="0.236cm" svg:height="0.212cm" svg:x="6.207cm" svg:y="7.471cm" svg:viewBox="0 0 237 213" draw:points="118,213 0,213 0,0 237,0 237,213">
            <text:p/>
          </draw:polygon>
          <draw:path draw:style-name="gr11" draw:layer="layout" svg:width="0.201cm" svg:height="0.223cm" svg:x="6.221cm" svg:y="7.464cm" svg:viewBox="0 0 202 224" svg:d="M29 189c-1 8-4 20-4 22 0 9 7 13 14 13 6 0 16-4 18-14 2-1 19-69 20-78 4-16 13-51 17-65 1-5 15-29 27-40 4-3 18-16 40-16 13 0 20 6 21 6-15 3-26 14-26 26 0 9 5 19 19 19 13 0 27-12 27-30 0-17-15-32-41-32-32 0-54 24-64 38-3-23-21-38-45-38-23 0-32 20-37 28-8 17-15 46-15 48 0 5 6 5 6 5 5 0 5 0 8-11 8-35 18-59 36-59 9 0 16 4 16 23 0 9-1 15-9 42z">
            <text:p/>
          </draw:path>
        </draw:g>
        <draw:g>
          <svg:title>TexMaths</svg:title>
          <svg:desc>14§display§\beta f_1§svg§600§FALSE</svg:desc>
          <draw:polygon draw:style-name="gr10" draw:layer="layout" svg:width="0.74cm" svg:height="0.435cm" svg:x="0.111cm" svg:y="1.134cm" svg:viewBox="0 0 741 436" draw:points="370,436 0,436 0,0 741,0 741,436">
            <text:p/>
          </draw:polygon>
          <draw:path draw:style-name="gr11" draw:layer="layout" svg:width="0.269cm" svg:height="0.442cm" svg:x="0.126cm" svg:y="1.127cm" svg:viewBox="0 0 270 443" svg:d="M270 67c0-36-28-67-67-67-29 0-43 8-60 21-28 20-55 67-65 105l-78 313c0 2 1 4 6 4 4 0 5 0 7-1l33-137c10 29 32 47 67 47 37 0 75-16 96-37 24-24 40-55 40-91 0-37-18-62-36-74 28-16 57-46 57-83zM181 150c-7 2-12 2-24 2-7 0-17 2-23-1 2-6 20-4 26-4 9 0 14 0 21 3zM242 56c0 35-19 70-44 85-15-4-24-5-38-5-12 0-38 0-38 15-2 14 25 13 33 13 19 0 26 0 41-7 18 18 21 33 21 56 2 29-10 65-24 85-19 27-53 45-81 45-38 0-56-30-56-65 0-4 0-12 3-21l31-126c11-41 47-120 106-120 28 0 46 16 46 45z">
            <text:p/>
          </draw:path>
          <draw:path draw:style-name="gr11" draw:layer="layout" svg:width="0.246cm" svg:height="0.448cm" svg:x="0.44cm" svg:y="1.127cm" svg:viewBox="0 0 247 449" svg:d="M155 151h43c9 0 15 0 15-11 0-4-6-4-14-4h-41l11-58c2-9 9-44 12-50 4-10 12-17 24-17 1 0 14 0 23 9-22 2-26 19-26 26 0 11 8 17 18 17 13 0 27-10 27-29 0-23-23-34-42-34-17 0-50 8-64 57-2 12-4 16-16 79h-34c-10 0-15 0-15 8 0 7 4 7 14 7h32l-37 194c-9 48-18 93-43 93-1 0-14 0-24-9 23-1 28-19 28-26 0-11-10-18-19-18-13 0-27 11-27 30 0 21 22 34 42 34 27 0 48-29 56-48 15-32 27-90 28-95z">
            <text:p/>
          </draw:path>
          <draw:path draw:style-name="gr11" draw:layer="layout" svg:width="0.126cm" svg:height="0.228cm" svg:x="0.692cm" svg:y="1.32cm" svg:viewBox="0 0 127 229" svg:d="M78 10c0-10 0-10-9-10-23 22-55 22-69 22v13c8 0 31 0 50-10v176c0 12 0 16-35 16h-12v12c5 0 49-1 61-1s55 1 63 1v-12h-14c-35 0-35-4-35-16z">
            <text:p/>
          </draw:path>
        </draw:g>
        <draw:g>
          <svg:title>TexMaths</svg:title>
          <svg:desc>14§latex§\beta f_1 = p r§svg§600§FALSE</svg:desc>
          <draw:polygon draw:style-name="gr10" draw:layer="layout" svg:width="1.9cm" svg:height="0.435cm" svg:x="3.159cm" svg:y="0.802cm" svg:viewBox="0 0 1901 436" draw:points="951,436 0,436 0,0 1901,0 1901,436">
            <text:p/>
          </draw:polygon>
          <draw:path draw:style-name="gr11" draw:layer="layout" svg:width="0.269cm" svg:height="0.442cm" svg:x="3.174cm" svg:y="0.795cm" svg:viewBox="0 0 270 443" svg:d="M270 67c0-36-28-67-67-67-29 0-43 8-60 21-28 20-55 67-65 105l-78 313c0 2 1 4 6 4 4 0 5 0 7-1l33-137c10 29 32 47 67 47 37 0 75-16 96-37 23-24 40-55 40-91 0-37-18-62-36-74 28-16 57-46 57-83zM181 150c-7 2-12 2-24 2-7 0-17 2-23-1 2-6 20-4 26-4 9 0 14 0 21 3zM242 56c0 35-19 70-45 85-14-4-23-5-37-5-12 0-38 0-38 15-2 14 25 13 33 13 19 0 26 0 41-7 18 18 21 33 21 56 1 29-10 65-24 85-19 27-53 45-81 45-38 0-56-30-56-65 0-4 0-12 3-21l31-126c11-41 47-120 106-120 28 0 46 16 46 45z">
            <text:p/>
          </draw:path>
          <draw:path draw:style-name="gr11" draw:layer="layout" svg:width="0.245cm" svg:height="0.448cm" svg:x="3.488cm" svg:y="0.795cm" svg:viewBox="0 0 246 449" svg:d="M155 151h42c10 0 16 0 16-11 0-4-6-4-14-4h-41l11-58c2-9 9-44 12-50 4-10 12-17 23-17 2 0 14 0 24 9-22 2-26 19-26 26 0 11 8 17 18 17 12 0 26-10 26-29 0-23-22-34-42-34-16 0-49 8-63 57-2 12-4 16-16 79h-34c-10 0-15 0-15 8 0 7 4 7 14 7h32l-37 194c-9 48-18 93-43 93-1 0-14 0-24-9 23-1 28-19 28-26 0-11-10-18-19-18-13 0-27 11-27 30 0 21 22 34 42 34 27 0 48-29 56-48 15-32 27-90 28-95z">
            <text:p/>
          </draw:path>
          <draw:path draw:style-name="gr11" draw:layer="layout" svg:width="0.126cm" svg:height="0.228cm" svg:x="3.74cm" svg:y="0.988cm" svg:viewBox="0 0 127 229" svg:d="M78 10c0-10 0-10-9-10-23 22-55 22-69 22v13c8 0 31 0 50-10v176c0 12 0 16-35 16h-12v12c5 0 49-1 61-1s55 1 63 1v-12h-14c-35 0-35-4-35-16z">
            <text:p/>
          </draw:path>
          <draw:path draw:style-name="gr11" draw:layer="layout" svg:width="0.328cm" svg:height="0.115cm" svg:x="4.087cm" svg:y="0.961cm" svg:viewBox="0 0 329 116" svg:d="M312 20c7 0 17 0 17-10s-10-10-17-10h-295c-7 0-17 0-17 10s10 10 17 10zM312 116c7 0 17 0 17-10 0-9-10-9-17-9h-295c-7 0-17 0-17 9 0 10 10 10 17 10z">
            <text:p/>
          </draw:path>
          <draw:path draw:style-name="gr11" draw:layer="layout" svg:width="0.257cm" svg:height="0.314cm" svg:x="4.562cm" svg:y="0.925cm" svg:viewBox="0 0 258 315" svg:d="M38 278c-4 17-4 21-27 21-5 0-11 0-11 9 0 4 3 7 7 7 13 0 27-3 41-3 16 0 33 3 49 3 2 0 9 0 9-11 0-5-5-5-12-5-25 0-25-4-25-8 0-6 21-87 25-99 5 15 19 32 45 32 57 0 119-73 119-146 0-46-28-78-66-78-24 0-48 18-65 36-4-26-26-36-44-36-23 0-33 20-37 28-8 17-15 46-15 48 0 5 5 5 5 5 6 0 6 0 9-11 10-35 19-59 36-59 9 0 16 4 16 23 0 11-2 16-3 25zM125 64c4-14 16-28 26-35 17-15 31-18 39-18 21 0 33 17 33 46 0 30-17 86-26 105-16 35-40 51-58 51-33 0-40-41-40-44 0-1 0-3 2-8z">
            <text:p/>
          </draw:path>
          <draw:path draw:style-name="gr11" draw:layer="layout" svg:width="0.201cm" svg:height="0.223cm" svg:x="4.839cm" svg:y="0.925cm" svg:viewBox="0 0 202 224" svg:d="M29 189c-1 8-4 19-4 22 0 9 7 13 14 13 6 0 16-4 18-14 2-2 19-69 20-79 4-15 13-50 17-64 1-5 15-29 26-40 5-3 19-16 41-16 13 0 20 6 21 6-15 3-27 14-27 26 0 9 6 19 20 19 13 0 27-12 27-30 0-17-16-32-41-32-32 0-55 24-64 38-3-23-21-38-45-38-23 0-32 20-37 28-8 17-15 46-15 48 0 5 6 5 6 5 5 0 5 0 8-11 8-35 18-59 36-59 9 0 16 4 16 23 0 9-2 15-9 42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draw:stroke-dash draw:name="Dashed_20__28_var_29_" draw:display-name="Dashed (var)" draw:style="rect" draw:dots1="1" draw:dots1-length="197%" draw:distance="12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.62cm" fo:page-height="8.25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ck Reilly</meta:initial-creator>
    <meta:creation-date>2013-05-22T07:05:46</meta:creation-date>
    <dc:date>2014-09-04T15:52:51.582682000</dc:date>
    <meta:editing-duration>PT34M15S</meta:editing-duration>
    <meta:editing-cycles>22</meta:editing-cycles>
    <meta:generator>LibreOffice/4.3.1.2$MacOSX_x86 LibreOffice_project/958349dc3b25111dbca392fbc281a05559ef6848</meta:generator>
    <meta:document-statistic meta:object-count="50"/>
  </office:meta>
</office:document-meta>
</file>